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5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34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paragraph-properties fo:text-align="center" style:text-autospace="none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6" style:family="paragraph"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fo:font-family="'Times New Roman CE'" style:font-family-generic="roman" style:font-pitch="variable" fo:font-size="10pt" fo:text-shadow="none" style:text-underline-style="none" fo:font-weight="normal" style:letter-kerning="true" style:font-family-asian="'Microsoft YaHei'" style:font-family-generic-asian="system" style:font-pitch-asian="variable" style:font-size-asian="10pt" style:font-weight-asian="normal" style:font-family-complex="'Times New Roman CE'" style:font-family-generic-complex="roman" style:font-pitch-complex="variable" style:font-size-complex="10pt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0pt" fo:text-shadow="none" style:text-underline-style="none" fo:font-weight="normal" style:letter-kerning="true" style:font-family-asian="'Microsoft YaHei'" style:font-family-generic-asian="system" style:font-pitch-asian="variable" style:font-size-asian="10pt" style:font-weight-asian="normal" style:font-family-complex="Mangal" style:font-family-generic-complex="system" style:font-pitch-complex="variable" style:font-size-complex="10pt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0pt" fo:font-style="italic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italic" style:font-weight-asian="normal" style:font-family-complex="Mangal" style:font-family-generic-complex="system" style:font-pitch-complex="variable" style:font-size-complex="1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 CE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Times New Roman CE'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 (Vietnamese)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Times New Roman (Vietnamese)'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family="'Times New Roman'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9.017cm" svg:height="0.889cm" svg:x="7.096cm" svg:y="3.54cm">
          <text:p><text:span text:style-name="T1">Đ</text:span><text:span text:style-name="T2">ặt </text:span><text:span text:style-name="T3">C</text:span><text:span text:style-name="T2"> là phần bù của </text:span><text:span text:style-name="T3">VAR</text:span><text:span text:style-name="T2"> với </text:span><text:span text:style-name="T3">OPTIMAL.</text:span><text:span text:style-name="T2"> </text:span></text:p>
          <text:p text:style-name="P1"><text:span text:style-name="T3">C = VAR \ Re</text:span><text:span text:style-name="T4">(</text:span><text:span text:style-name="T3">OPTIMAL</text:span><text:span text:style-name="T4">)</text:span></text:p>
        </draw:rect>
        <draw:rect draw:style-name="gr1" draw:text-style-name="P3" xml:id="id2" draw:id="id2" draw:layer="layout" svg:width="9.017cm" svg:height="0.889cm" svg:x="7.096cm" svg:y="4.941cm">
          <text:p><text:span text:style-name="T5">Đ</text:span><text:span text:style-name="T4">ặt</text:span><text:span text:style-name="T3"> G</text:span><text:span text:style-name="T4"> <text:s/></text:span><text:span text:style-name="T4">là tập các biến hồi quy thỏa cặ</text:span><text:span text:style-name="T5">p đi</text:span><text:span text:style-name="T4">ều kiện tối </text:span><text:span text:style-name="T6">ưu</text:span><text:span text:style-name="T4"> với</text:span></text:p>
          <text:p><text:span text:style-name="T3">G</text:span><text:span text:style-name="T4"> là tập con của </text:span><text:span text:style-name="T3">C</text:span><text:span text:style-name="T4">.</text:span></text:p>
        </draw:rect>
        <draw:rect draw:style-name="gr1" draw:text-style-name="P3" xml:id="id5" draw:id="id5" draw:layer="layout" svg:width="9.017cm" svg:height="2.056cm" svg:x="7.096cm" svg:y="8.742cm">
          <text:p text:style-name="P1"><text:span text:style-name="T4">Đặt </text:span><text:span text:style-name="T3">L</text:span><text:span text:style-name="T2"> = </text:span><text:span text:style-name="T3">Re</text:span><text:span text:style-name="T2">(</text:span><text:span text:style-name="T3">f</text:span><text:span text:style-name="T2">) </text:span><text:span text:style-name="T4">U</text:span><text:span text:style-name="T2"> {</text:span><text:span text:style-name="T3">X</text:span><text:span text:style-name="T2">} với </text:span><text:span text:style-name="T3">X</text:span><text:span text:style-name="T2"> thuộc </text:span><text:span text:style-name="T3">G</text:span><text:span text:style-name="T2"> và </text:span><text:span text:style-name="T3">f</text:span><text:span text:style-name="T2"> <text:s/>thuộc </text:span><text:span text:style-name="T3">OPTIMAL.</text:span></text:p>
          <text:p><text:span text:style-name="T4">Đặt </text:span><text:span text:style-name="T3">g</text:span><text:span text:style-name="T4"> </text:span><text:span text:style-name="T4">là hàm mớ</text:span><text:span text:style-name="T6">i đư</text:span><text:span text:style-name="T4">ợc tạo từ </text:span><text:span text:style-name="T3">L</text:span><text:span text:style-name="T4"> với </text:span><text:span text:style-name="T3">Re</text:span><text:span text:style-name="T4">(</text:span><text:span text:style-name="T3">g</text:span><text:span text:style-name="T4">) = </text:span><text:span text:style-name="T3">L.</text:span></text:p>
          <text:p><text:span text:style-name="T4">Đặt </text:span><text:span text:style-name="T3">CANDIDATE</text:span><text:span text:style-name="T4"> danh sách ứng cử các hàm tốt.</text:span></text:p>
          <text:p><text:span text:style-name="T4">Nếu </text:span><text:span text:style-name="T3">g</text:span><text:span text:style-name="T4"> thỏa cặ</text:span><text:span text:style-name="T5">p đi</text:span><text:span text:style-name="T4">ều kiện tố</text:span><text:span text:style-name="T6">i ưu</text:span><text:span text:style-name="T4"> thì,</text:span></text:p>
          <text:p text:style-name="P1"><text:span text:style-name="T4"><text:s text:c="8"/></text:span><text:span text:style-name="T3">CANDIDATE</text:span><text:span text:style-name="T4"> = </text:span><text:span text:style-name="T3">CANDIDATE </text:span><text:span text:style-name="T4">U {</text:span><text:span text:style-name="T3">g</text:span><text:span text:style-name="T4">}</text:span></text:p>
        </draw:rect>
        <draw:rect draw:style-name="gr1" draw:text-style-name="P3" xml:id="id6" draw:id="id6" draw:layer="layout" svg:width="9.017cm" svg:height="0.889cm" svg:x="7.102cm" svg:y="11.342cm">
          <text:p><text:span text:style-name="T5">Đ</text:span><text:span text:style-name="T4">ặt </text:span><text:span text:style-name="T3">BEST</text:span><text:span text:style-name="T4"> là tập các hàm tốt nhất trích xuất từ </text:span><text:span text:style-name="T3">CANDIDATE</text:span><text:span text:style-name="T4">,</text:span></text:p>
          <text:p><text:span text:style-name="T4">thỏa cặ</text:span><text:span text:style-name="T5">p đi</text:span><text:span text:style-name="T4">ều kiện tố</text:span><text:span text:style-name="T6">i ưu</text:span><text:span text:style-name="T4"> nhiều nhất.</text:span></text:p>
        </draw:rect>
        <draw:connector draw:style-name="gr2" draw:text-style-name="P4" draw:layer="layout" draw:type="line" svg:x1="11.604cm" svg:y1="4.429cm" svg:x2="11.604cm" svg:y2="4.941cm" draw:start-shape="id1" draw:start-glue-point="2" draw:end-shape="id2" draw:end-glue-point="0" svg:d="M11604 4429v512">
          <text:p/>
        </draw:connector>
        <draw:custom-shape draw:style-name="gr3" draw:text-style-name="P5" xml:id="id3" draw:id="id3" draw:layer="layout" svg:width="3.81cm" svg:height="1.651cm" svg:x="9.687cm" svg:y="6.334cm">
          <text:p text:style-name="P4"><text:span text:style-name="T7">G</text:span><text:span text:style-name="T8"> rỗ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out" svg:width="0.508cm" svg:height="0.508cm" svg:x="11.338cm" svg:y="1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1.604cm" svg:y1="5.83cm" svg:x2="11.592cm" svg:y2="6.334cm" draw:start-shape="id2" draw:start-glue-point="2" draw:end-shape="id3" draw:end-glue-point="4" svg:d="M11604 5830l-12 504">
          <text:p/>
        </draw:connector>
        <draw:connector draw:style-name="gr2" draw:text-style-name="P4" draw:layer="layout" draw:type="lines" draw:line-skew="-2.598cm -4.274cm" svg:x1="9.687cm" svg:y1="7.16cm" svg:x2="11.338cm" svg:y2="15.397cm" draw:start-shape="id3" draw:start-glue-point="5" draw:end-shape="id4" draw:end-glue-point="6" svg:d="M9687 7160h-3099l-25 8237h4775">
          <text:p/>
        </draw:connector>
        <draw:frame draw:style-name="gr5" draw:text-style-name="P6" draw:layer="layout" svg:width="1.014cm" svg:height="0.649cm" svg:x="8.803cm" svg:y="6.647cm">
          <draw:text-box>
            <text:p><text:span text:style-name="T8">Có</text:span></text:p>
          </draw:text-box>
        </draw:frame>
        <draw:connector draw:style-name="gr2" draw:text-style-name="P4" draw:layer="layout" draw:type="line" svg:x1="11.592cm" svg:y1="7.985cm" svg:x2="11.604cm" svg:y2="8.742cm" draw:start-shape="id3" draw:start-glue-point="6" draw:end-shape="id5" draw:end-glue-point="0" svg:d="M11592 7985l12 757">
          <text:p/>
        </draw:connector>
        <draw:frame draw:style-name="gr6" draw:text-style-name="P6" draw:layer="layout" svg:width="1.455cm" svg:height="0.649cm" svg:x="11.403cm" svg:y="7.948cm">
          <draw:text-box>
            <text:p><text:span text:style-name="T8">Không</text:span></text:p>
          </draw:text-box>
        </draw:frame>
        <draw:connector draw:style-name="gr2" draw:text-style-name="P4" draw:layer="layout" draw:type="line" svg:x1="11.604cm" svg:y1="10.798cm" svg:x2="11.61cm" svg:y2="11.342cm" draw:start-shape="id5" draw:start-glue-point="2" draw:end-shape="id6" svg:d="M11604 10798l6 544">
          <text:p/>
        </draw:connector>
        <draw:custom-shape draw:style-name="gr3" draw:text-style-name="P5" xml:id="id7" draw:id="id7" draw:layer="layout" svg:width="3.81cm" svg:height="1.651cm" svg:x="9.687cm" svg:y="12.727cm">
          <text:p text:style-name="P4"><text:span text:style-name="T7">BEST</text:span><text:span text:style-name="T8"> = </text:span><text:span text:style-name="T7">OPTIMAL</text:span><text:span text:style-name="T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4" draw:layer="layout" draw:type="line" svg:x1="11.61cm" svg:y1="12.231cm" svg:x2="11.592cm" svg:y2="12.727cm" draw:start-shape="id6" draw:start-glue-point="2" draw:end-shape="id7" draw:end-glue-point="4" svg:d="M11610 12231l-18 496">
          <text:p/>
        </draw:connector>
        <draw:connector draw:style-name="gr2" draw:text-style-name="P4" draw:layer="layout" draw:type="line" svg:x1="11.592cm" svg:y1="14.378cm" svg:x2="11.592cm" svg:y2="15.143cm" draw:end-shape="id4" draw:end-glue-point="4" svg:d="M11592 14378v765">
          <text:p/>
        </draw:connector>
        <draw:frame draw:style-name="gr5" draw:text-style-name="P6" draw:layer="layout" svg:width="1.014cm" svg:height="0.649cm" svg:x="11.441cm" svg:y="14.321cm">
          <draw:text-box>
            <text:p><text:span text:style-name="T8">Có</text:span></text:p>
          </draw:text-box>
        </draw:frame>
        <draw:connector draw:style-name="gr2" draw:text-style-name="P4" draw:layer="layout" draw:type="lines" draw:line-skew="2.622cm" svg:x1="13.497cm" svg:y1="13.553cm" svg:x2="16.113cm" svg:y2="3.984cm" draw:start-shape="id7" draw:start-glue-point="7" draw:end-shape="id1" draw:end-glue-point="1" svg:d="M13497 13553h3124l-7-9569h-501">
          <text:p/>
        </draw:connector>
        <draw:frame draw:style-name="gr6" draw:text-style-name="P6" draw:layer="layout" svg:width="1.455cm" svg:height="0.649cm" svg:x="13.446cm" svg:y="13.051cm">
          <draw:text-box>
            <text:p><text:span text:style-name="T8">Khô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2pt" fo:language="en" fo:country="US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7-10-24T16:01:41.24</meta:creation-date>
    <dc:date>2017-10-24T18:02:50.67</dc:date>
    <dc:creator>Loc Nguyen</dc:creator>
    <meta:editing-duration>PT1H52M54S</meta:editing-duration>
    <meta:editing-cycles>34</meta:editing-cycles>
    <meta:generator>OpenOffice/4.1.2$Win32 OpenOffice.org_project/412m3$Build-9782</meta:generator>
    <meta:document-statistic meta:object-count="19"/>
  </office:meta>
</office:document-meta>
</file>